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Helvetica" svg:font-family="Helvetica, Arial, sans-serif"/>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style:font-name="Times New Roman" fo:font-size="12pt" fo:font-weight="normal" style:font-size-asian="12pt" style:font-weight-asian="normal" style:font-size-complex="12pt" style:font-weight-complex="normal"/>
    </style:style>
    <style:style style:name="P2" style:family="paragraph" style:parent-style-name="Text_20_body">
      <style:text-properties fo:font-variant="normal" fo:text-transform="none" style:font-name="Times New Roman" fo:font-size="12pt" fo:font-weight="normal" style:font-size-asian="12pt" style:font-weight-asian="normal" style:font-size-complex="12pt" style:font-weight-complex="normal"/>
    </style:style>
    <style:style style:name="P3" style:family="paragraph" style:parent-style-name="Text_20_body">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4" style:family="paragraph" style:parent-style-name="Text_20_body">
      <style:text-properties fo:font-variant="normal" fo:text-transform="none" fo:color="#0b0080" style:text-line-through-style="none" style:font-name="sans-serif" fo:font-size="10.5pt" fo:letter-spacing="normal" fo:font-style="normal" style:text-underline-style="none" fo:font-weight="normal" style:text-blinking="false"/>
    </style:style>
    <style:style style:name="P5" style:family="paragraph" style:parent-style-name="Text_20_body">
      <style:paragraph-properties fo:margin-left="0cm" fo:margin-right="0cm" fo:margin-top="0cm" fo:margin-bottom="0.688cm" style:line-height-at-least="0.688cm" fo:orphans="2" fo:widows="2" fo:text-indent="0cm" style:auto-text-indent="false"/>
    </style:style>
    <style:style style:name="P6" style:family="paragraph" style:parent-style-name="Text_20_body">
      <style:paragraph-properties fo:margin-left="0cm" fo:margin-right="0cm" fo:line-height="100%" fo:orphans="2" fo:widows="2" fo:text-indent="0cm" style:auto-text-indent="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7" style:family="paragraph" style:parent-style-name="Text_20_body">
      <style:paragraph-properties fo:margin-left="0cm" fo:margin-right="0cm"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8"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9" style:family="paragraph" style:parent-style-name="Text_20_body" style:list-style-name="L1">
      <style:paragraph-properties fo:margin-left="0.556cm" fo:margin-right="0cm" fo:margin-top="0cm" fo:margin-bottom="0.688cm" style:line-height-at-least="0.688cm" fo:text-align="justify" style:justify-single-word="false" fo:orphans="2" fo:widows="2" fo:text-indent="0cm" style:auto-text-indent="false" fo:padding="0cm" fo:border="none"/>
    </style:style>
    <style:style style:name="P10"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11"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2" style:family="paragraph" style:parent-style-name="Text_20_body">
      <style:paragraph-properties fo:margin-left="0cm" fo:margin-right="0cm" fo:margin-top="0cm" fo:margin-bottom="0cm" fo:orphans="2" fo:widows="2" fo:text-indent="0cm" style:auto-text-indent="false" fo:break-before="page" fo:padding="0cm" fo:border="non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3" style:family="paragraph" style:parent-style-name="Text_20_body" style:list-style-name="L2">
      <style:paragraph-properties fo:margin-top="0cm" fo:margin-bottom="0cm" fo:orphans="2" fo:widows="2" fo:padding="0cm" fo:border="non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4" style:family="paragraph" style:parent-style-name="Text_20_body" style:list-style-name="L3">
      <style:paragraph-properties fo:margin-top="0cm" fo:margin-bottom="0cm" fo:orphans="2" fo:widows="2" fo:padding="0cm" fo:border="non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 style:family="text">
      <style:text-properties fo:font-variant="normal" fo:text-transform="none" style:font-name="Arial" fo:font-size="18.2000007629395pt" style:font-size-asian="18.2000007629395pt" style:font-size-complex="18.2000007629395pt"/>
    </style:style>
    <style:style style:name="T2" style:family="text">
      <style:text-properties fo:font-variant="normal" fo:text-transform="none" style:font-name="Arial" fo:font-size="18.2000007629395pt" fo:font-weight="bold" style:font-size-asian="18.2000007629395pt" style:font-weight-asian="bold" style:font-size-complex="18.2000007629395pt" style:font-weight-complex="bold"/>
    </style:style>
    <style:style style:name="T3" style:family="text">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000000" style:font-name="Times New Roman" fo:font-size="12pt" fo:letter-spacing="normal" fo:font-style="normal" fo:font-weight="normal" style:font-size-asian="12pt" style:font-size-complex="12pt"/>
    </style:style>
    <style:style style:name="T6" style:family="text">
      <style:text-properties fo:color="#000000" style:font-name="Times New Roman" fo:letter-spacing="normal" fo:font-style="normal"/>
    </style:style>
    <style:style style:name="T7" style:family="text">
      <style:text-properties fo:color="#000000" style:font-name="Times New Roman" fo:font-size="12pt" fo:letter-spacing="normal" fo:font-style="normal" fo:font-weight="normal" style:font-size-asian="12pt" style:font-weight-asian="normal" style:font-size-complex="12pt" style:font-weight-complex="normal"/>
    </style:style>
    <style:style style:name="T8" style:family="text">
      <style:text-properties fo:color="#000000" style:text-line-through-style="none" style:font-name="Times New Roman" fo:letter-spacing="normal" fo:font-style="normal" style:text-underline-style="none" style:text-blinking="false" fo:background-color="#ffffff"/>
    </style:style>
    <style:style style:name="T9" style:family="text">
      <style:text-properties fo:color="#333333" fo:letter-spacing="normal" fo:font-style="normal"/>
    </style:style>
    <text:list-style style:name="L1">
      <text:list-level-style-bullet text:level="1" text:style-name="Bullet_20_Symbols" text:bullet-char="•">
        <style:list-level-properties text:space-before="1.247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text:s/></text:span><text:span text:style-name="T2">Solución software – Parte 2</text:span></text:h>
      <text:p text:style-name="P2"/>
      <text:p text:style-name="P2">TAIGA</text:p>
      <text:p text:style-name="P1"><text:span text:style-name="T6">Taiga es un sistema gratis y de código abierto para nuevas empresas,</text:span><text:span text:style-name="T8"> </text:span><text:span text:style-name="T6">desarrolladores y diseñadores. Taiga es liberado bajo Licencia Pública General Affero GNU.</text:span></text:p>
      <text:p text:style-name="P3">Taiga es una aplicación de gestión de proyectos que puede manejar proyectos simples y complejos para nuevas empresas, desarrolladores de software y otros equipos. Se realiza un seguimiento del progreso de un proyecto. Las tareas pendientes se muestran como una lista actualizada de todas las características y historias de los usuarios añadidos al proyecto.</text:p>
      <text:p text:style-name="P3">Una vez se crea el proyecto en el sistema observamos el BackLog, y agregados los miembros del mismo, podemos crear las diferentes ISSUES (tareas), que pueden tener diferentes estados: nueva, en progreso, pendiente de aprobación, cerrada o necesita información. Las diferentes tareas creadas se pueden asignar a los diferentes miembros del equipo de trabajo y que sean los mismos las que editen el estado de la tarea propia. Las tareas pueden tener título, estado y descripción.</text:p>
      <text:p text:style-name="Text_20_body"><text:span text:style-name="T4">Una vez creada todas las tareas necesarias que necesita nuestro proyecto, debemos crear lo que en </text:span><text:span text:style-name="Strong_20_Emphasis"><text:span text:style-name="T4">Scrum </text:span></text:span><text:span text:style-name="T4">se llama </text:span><text:span text:style-name="Strong_20_Emphasis"><text:span text:style-name="T4">Sprint</text:span></text:span><text:span text:style-name="T4">, que es la </text:span><text:span text:style-name="Strong_20_Emphasis"><text:span text:style-name="T4">agrupación de un conjunto de tareas </text:span></text:span><text:span text:style-name="T4">que puede representar un </text:span><text:span text:style-name="Strong_20_Emphasis"><text:span text:style-name="T4">producto funcional </text:span></text:span><text:span text:style-name="T4">y que está planificado se realice en un </text:span><text:span text:style-name="Strong_20_Emphasis"><text:span text:style-name="T4">período de tiempo determinado. </text:span></text:span><text:span text:style-name="Strong_20_Emphasis"><text:span text:style-name="T3">Taiga nos ofrece una wiki del proyecto en el que podemos ir colocando información referente al proyecto, <text:s/>añadiendo enlaces que necesites para tu proyecto.</text:span></text:span><text:span text:style-name="Strong_20_Emphasis"><text:span text:style-name="T7"> </text:span></text:span></text:p>
      <text:p text:style-name="P6">Taiga integra funciones de videoconferencia con el uso de servicios de terceros de Talky.io y chat privado se realiza a través HipChat.</text:p>
      <text:p text:style-name="P6">En resumida cuenta Taiga es:</text:p>
      <text:list xml:id="list1271655251615432501" text:style-name="L1">
        <text:list-item>
          <text:p text:style-name="P9"><text:span text:style-name="Strong_20_Emphasis"><text:span text:style-name="T3">Poderoso: </text:span></text:span><text:span text:style-name="T3">Puedes fácilmente personalizar y tener el control de todo.</text:span></text:p>
        </text:list-item>
        <text:list-item>
          <text:p text:style-name="P9"><text:span text:style-name="Strong_20_Emphasis"><text:span text:style-name="T3">Simple e Intuitivo:Taiga </text:span></text:span><text:span text:style-name="T3">es muy fácil de aprender y su nivel de usabilidad es excelente. Además bastante documentación para profundizar en cada una de sus características.</text:span></text:p>
        </text:list-item>
        <text:list-item>
          <text:p text:style-name="P9"><text:span text:style-name="Strong_20_Emphasis"><text:span text:style-name="T3">Altamente Diseñado: </text:span></text:span><text:span text:style-name="T3">Taiga es simple, su diseñado es excelente y no te cansas de utilizarlo.</text:span></text:p>
        </text:list-item>
        <text:list-item>
          <text:p text:style-name="P9"><text:span text:style-name="Strong_20_Emphasis"><text:span text:style-name="T3">Personalizable: </text:span></text:span><text:span text:style-name="T3">Puedes dar la configuración que desees a cada proyecto, extender sus funcionalidades gracias a sus módulos e integrar con otras herramientas.</text:span></text:p>
        </text:list-item>
      </text:list>
      <text:p text:style-name="P5"><text:span text:style-name="T3">Para concluir, </text:span><text:span text:style-name="Strong_20_Emphasis"><text:span text:style-name="T3">Taiga es una excelente herramienta </text:span></text:span><text:span text:style-name="T3">que ya tiene poco más de un año accesible para todos los usuarios, es una herramienta que ha nacido de una necesidad de sus creadores y </text:span><text:span text:style-name="Strong_20_Emphasis"><text:span text:style-name="T3">es para mi la mejor herramienta para gestionar proyectos ágiles incluso por encima de las soluciones propietarias</text:span></text:span><text:span text:style-name="T3">.</text:span></text:p>
      <text:p text:style-name="P6"/>
      <text:p text:style-name="P7"/>
      <text:p text:style-name="P2"><text:soft-page-break/>TELEGRAM</text:p>
      <text:p text:style-name="P4"/>
      <text:p text:style-name="P2">Telegram es un servicio de mensajería instantánea por Internet multiplataforma. La aplicación esta disponible en Android, IOS, Windows, Linux, y diferentes navegadores web.</text:p>
      <text:p text:style-name="P2">La aplicación de Telegram se basa en una linea asociada a un teléfono móvil, que una vez registremos el número de teléfono en la aplicación podremos usar la misma de manera que podemos mantener conversaciones con distintos usuarios de manera colectiva o individual. Para mantener una conversación con un único usuario basta con buscar su número de teléfono o el nombre del usuario con el que queremos mantener la conversación en el buscador de la aplicación.</text:p>
      <text:p text:style-name="P2">Sin embargo, si lo que queremos es tener una conversación de varios usuarios a la vez, lo que tendríamos que hacer es crear un grupo de usuarios. Una vez creado dicho grupo vamos incorporándolos al mismo.</text:p>
      <text:p text:style-name="P2">Dentro de cada chat, podemos enviar mensajes de texto, mensajes de audio, mensajes multimedia, iconos, llamadas de voz, video-llamadas...</text:p>
      <text:p text:style-name="P2"><text:span text:style-name="T9">Una función realmente destacable para Telegram es la posibilidad de abrir canales de difusión con el fin de hacer llegar mensajes a modo masivo. Muy útil para los medios de comunicación que desean hacer llegar a su audiencia noticias relevantes de manera eficaz e inmediata. En otras aplicaciones tendría que ser de forma manual usuario por usuario; por ende, Telegram facilita las cosas con esta sencilla herramienta. Todos los usuarios tienen la posibilidad abrir un canal de difusión, al igual que buscar y unirse para estar al margen de la información de interés de cada persona.</text:span> </text:p>
      <text:p text:style-name="P2"/>
      <text:p text:style-name="P2">THUNDERBIRD</text:p>
      <text:p text:style-name="Text_20_body"><text:span text:style-name="T4">Su objetivo es desarrollar un Mozilla más liviano y rápido mediante la extracción y rediseño del gestor de correo del Mozilla oficial. Es multiplataforma, utiliza el lenguaje de interfaz XUL y es software libre.</text:span> <text:span text:style-name="T5">La primera vez que entras notas que tiene una interfaz bastante amigable, muy simple y organizada. Crear una cuenta para que te comiencen a llegar correos es cuestión de unos 5 pasos guiados por un sencillo pero muy entendible asistente, un niño de 6 años puede configurar su propia cuenta de correo en menos de 30 segundos. </text:span><text:span text:style-name="T5">Si calificamos el programa de 1 a 10 en velocidad yo le doy un 10, la velocidad de ejecución es muy buena, solo toma de 3 a 5 segundos para abrirse e inmediatamente puedes comenzar a recibir correos.</text:span></text:p>
      <text:p text:style-name="P8">Olvídate del Spam Assassin en tu servidor, Mozilla Thunderbird incluye unos magníficos filtros bayesianos que son supremamente fáciles de entrenar, todo es cuestión de señalar cual correo es basura y cual no, en menos de 3 días están funcionando. En mi caso, en un principio a mi cuenta de correo no llegaba nada de basura pero luego de un tiempo comenzó a llenarse del molesto Spam, de inmediato activé el filtro de basura incluido en el cliente y entrenarlo para que todo el Spam se lo llevara a la carpeta spam para que en un tiempo que cada usuario define esta carpeta sea vaciada.</text:p>
      <text:p text:style-name="P8">Las extensiones y los skins (que son desarrollados por los mismos usuarios del programa o por el equipo de desarrollo Mozilla) son bastante agradables, sencillas y fáciles de usar en la mayoría de los casos. La única desventaja que existe es que estas extensiones no pueden ser desinstaladas, la única posibilidad es deshabilitarlas, esperemos que en la próxima versión arreglen esta molesta situación aunque no es ninguna excusa para usarlo.</text:p>
      <text:p text:style-name="P11"/>
      <text:p text:style-name="P12">GITHUB</text:p>
      <text:p text:style-name="P11">Usaremos esta herramienta para almacenar todos los documentos que necesitaremos para poder realizar cada sprint sin ningún problema. Para ello es necesario definir las siguientes pautas de uso:</text:p>
      <text:list xml:id="list4848473293217903063" text:style-name="L2">
        <text:list-item>
          <text:p text:style-name="P13">Se recomienda tener un nombre de usuario intuitivo con el que se pueda identificar de manera rápida la persona que ha almacenado el documento.</text:p>
        </text:list-item>
        <text:list-item>
          <text:p text:style-name="P13">El nombre del documento deberá ser el mismo al indicado en la herramienta Taiga, de manera que sea más fácil de encontrarlo a la hora de necesitarse.</text:p>
        </text:list-item>
        <text:list-item>
          <text:p text:style-name="P13">El formato del documento será siempre en PDF y en ODT.</text:p>
        </text:list-item>
        <text:list-item>
          <text:p text:style-name="P13">A la hora de realizar una subida del fichero, se tiene insertar un título identificativo al nombre del documento, de manera que se pueda obtener fácilmente un control de versiones.</text:p>
        </text:list-item>
        <text:list-item>
          <text:p text:style-name="P13">Se creará las carpetas de ordenes del día, actas firmadas y las que fueran necesarias para tener los documentos mejor organizados.</text:p>
        </text:list-item>
      </text:list>
      <text:p text:style-name="P11"/>
      <text:p text:style-name="P11">TOGGL</text:p>
      <text:p text:style-name="P11">Esta herramienta la vamos a usar para poder medir el tiempo que vayamos a invertir en cada una de las tareas que tenemos asignadas en el proyecto. Se recomienda seguir las siguiente pautas de uso:</text:p>
      <text:list xml:id="list2052683226389846678" text:style-name="L3">
        <text:list-item>
          <text:p text:style-name="P14">Se recomienda tener un nombre de usuario intuitivo con el que se pueda identificar de manera rápida la persona que ha registrado su tiempo.</text:p>
        </text:list-item>
        <text:list-item>
          <text:p text:style-name="P14">Todos y cada uno de los registros deberán estar asignado al workspace del proyecto.</text:p>
        </text:list-item>
        <text:list-item>
          <text:p text:style-name="P14">La descripción del tiempo invertido debe ser exactamente el mismo nombre que se ha descrito en la herramienta Taiga, de manera que se pueda organizar mejor el registro de tiempo y se puedan agrupar.</text:p>
        </text:list-item>
        <text:list-item>
          <text:p text:style-name="P14">Para el registro de tiempo de las reuniones, éstas deberán de llevar una etiqueta que ponga “Reunión” para que se pueda distribuir de manera eficaz a las personas que hayan asistido a dicha reunión.</text:p>
        </text:list-item>
        <text:list-item>
          <text:p text:style-name="P14">Para el registro de tiempo dedicado individualmente, éstas no tiene que llevar ninguna etiqueta asignad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Helvetica" svg:font-family="Helvetica, Arial, sans-serif"/>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26T18:26:19.22</meta:creation-date>
    <dc:date>2017-12-07T02:37:17.15</dc:date>
    <meta:editing-duration>PT2H37M44S</meta:editing-duration>
    <meta:editing-cycles>5</meta:editing-cycles>
    <meta:generator>OpenOffice/4.1.1$Win32 OpenOffice.org_project/411m6$Build-9775</meta:generator>
    <meta:document-statistic meta:table-count="0" meta:image-count="0" meta:object-count="0" meta:page-count="3" meta:paragraph-count="37" meta:word-count="1249" meta:character-count="7543"/>
    <dc:creator>Jesús Vázquez Argumedo</dc:creator>
  </office:meta>
</office:document-meta>
</file>